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1af2"/>
    </style:style>
    <style:style style:name="P2" style:family="paragraph" style:parent-style-name="Standard">
      <style:text-properties officeooo:paragraph-rsid="00181af2" fo:background-color="#ffff00"/>
    </style:style>
    <style:style style:name="P3" style:family="paragraph" style:parent-style-name="Standard">
      <style:text-properties officeooo:paragraph-rsid="00181af2"/>
    </style:style>
    <style:style style:name="P4" style:family="paragraph" style:parent-style-name="Standard">
      <style:text-properties officeooo:paragraph-rsid="00208110"/>
    </style:style>
    <style:style style:name="P5" style:family="paragraph" style:parent-style-name="Standard">
      <style:text-properties officeooo:rsid="002183fd" officeooo:paragraph-rsid="002183f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81af2" fo:background-color="#ffff00" loext:char-shading-value="0"/>
    </style:style>
    <style:style style:name="T3" style:family="text">
      <style:text-properties officeooo:rsid="001b6111" fo:background-color="#ffff00" loext:char-shading-value="0"/>
    </style:style>
    <style:style style:name="T4" style:family="text">
      <style:text-properties style:text-underline-style="solid" style:text-underline-width="auto" style:text-underline-color="font-color" fo:background-color="#ffff00" loext:char-shading-value="0"/>
    </style:style>
    <style:style style:name="T5" style:family="text">
      <style:text-properties fo:background-color="#81d41a" loext:char-shading-value="0"/>
    </style:style>
    <style:style style:name="T6" style:family="text">
      <style:text-properties officeooo:rsid="001b6111"/>
    </style:style>
    <style:style style:name="T7" style:family="text">
      <style:text-properties officeooo:rsid="001f500b"/>
    </style:style>
    <style:style style:name="T8" style:family="text">
      <style:text-properties officeooo:rsid="00208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2. C.K. Thakur Arts, Science &amp; Commerce, Plot No. 1, Sector-11, Khanda Colony, New Panvel (West) – 410 206.(I.C:20) </text:span><text:span text:style-name="T3"><text:s text:c="4"/></text:span><text:s text:c="5"/><text:span text:style-name="T6">#?</text:span></text:p>
      <text:p text:style-name="P1"><text:span text:style-name="T5">5. </text:span>G.N. Khalsa College, King’s Circle, Matunga, Mumbai – 400 019.(I.C:20) </text:p>
      <text:p text:style-name="P1"><text:span text:style-name="T5">6. </text:span>Kirti M. Doongursee College, Kashinath Dhuru Road, Off Savarkar Road, Near Agar Bazar, Dadar (W), Mumbai – 400 028.(I.C:40) <text:s text:c="2"/>-----------?<text:span text:style-name="T7">dev</text:span></text:p>
      <text:p text:style-name="P1"><text:tab/><text:span text:style-name="T1">7. M.G.M. College of Commerce, Science &amp; I.T., Sector 10, Kamothe, Navi Mumbai -410 209.(I.C:20)</text:span></text:p>
      <text:p text:style-name="P1"/>
      <text:p text:style-name="P1"><text:tab/><text:span text:style-name="T1">9. Ramnarain Ruia College, Matunga, Mumbai – 400 019.(I.C:50)</text:span></text:p>
      <text:p text:style-name="P1"><text:span text:style-name="T5">10. </text:span>Ramniranjan Jhunjhunwala College, Ghatkopar (W), Mumbai – 400 086.(I.C:40)----?<text:span text:style-name="T7">dev</text:span></text:p>
      <text:p text:style-name="P5">#full</text:p>
      <text:p text:style-name="P1"><text:span text:style-name="T5">11. </text:span>S.I.E.S. College of Arts, Science &amp; Commerce, Sion (W), Mumbai – 400 022. (I.C.:20)</text:p>
      <text:p text:style-name="P1">---?</text:p>
      <text:p text:style-name="P1"><text:tab/><text:span text:style-name="T1">12. S.I.E.S. College of Economic &amp; Commerce, Plot No. 1.C., Sector V, Nerul, Navi Mumbai – 400 706.(I.C:20)</text:span></text:p>
      <text:p text:style-name="P1"><text:span text:style-name="T5">13. </text:span>S.K. Somaiya College of Arts, Science &amp; Commerce, Vidhyanagar, Vidyavihar, Mumbai – 400 077.(I.C:20)---?<text:span text:style-name="T8">dev</text:span></text:p>
      <text:p text:style-name="P1"><text:tab/><text:span text:style-name="T2">ME:- </text:span><text:span text:style-name="T1">17. Thakur College of Science &amp; Commerce, Shyamnarayan Thakur Marg, Thakur Village, Kandivli (East), Mumbai - 400 101.(I.C:40)</text:span></text:p>
      <text:p text:style-name="P2"><text:tab/>18. S.S. and L.S. Patkar College, Goregaon, Mumbai – 400 062.(I.C:20)</text:p>
      <text:p text:style-name="P4"><text:span text:style-name="T5">19. </text:span>Rishi Dayanand National College, Linking Road, Bandra (West), Mumbai – 400 050.(I.C:20)</text:p>
      <text:p text:style-name="P4">---<text:span text:style-name="T8">fill</text:span></text:p>
      <text:p text:style-name="P4"/>
      <text:p text:style-name="P4"><text:span text:style-name="T5">20. </text:span>Vidyavardhini’s Vartak College of Arts, K.M. College of Commerce and E.S. Andrades College of Science, Tal – Vasai, Dist: Thane. 401 202.(I.C:20)</text:p>
      <text:p text:style-name="P4"/>
      <text:p text:style-name="P4"/>
      <text:p text:style-name="P1"><text:span text:style-name="T1">22. Viva College of Arts, Science &amp; Commerce, At – Shivgaon, Post – </text:span><text:span text:style-name="T4">Virar</text:span><text:span text:style-name="T1">, Tal – Vasai, Dist – Thane.(I.C:20)</text:span></text:p>
      <text:p text:style-name="P1"><text:span text:style-name="T1"/></text:p>
      <text:p text:style-name="P1"><text:tab/><text:span text:style-name="T1">23. Saket College of Art’s, Sci. &amp; Commerce, Saket Vidyanagari Marg, Chinchpada Road, Katemanivali, Dist – Thane, Kalyan (E) – 421 306.(I.C:20) …35/- …35…</text:span></text:p>
      <text:p text:style-name="P1"><text:span text:style-name="T5">28. </text:span>Khar Education Society College of Commerce, S.V. Road, Next to Khar Police Station, Khar (W), Mumbai – 400 052.(I.C:20) <text:s text:c="3"/>-----<text:span text:style-name="T8">dontknow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3:00:30.388033828</meta:creation-date>
    <dc:date>2020-11-21T15:54:16.922879375</dc:date>
    <meta:editing-duration>PT3H52M35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256" meta:character-count="1759" meta:non-whitespace-character-count="1488"/>
  </office:meta>
</office:document-meta>
</file>